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gedCare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senting complaint/ Issu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olypharmacy in elder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rehensive geriatric assess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entia care in the commu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ression in elder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liative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teoporosis</text:p>
          </table:table-cell>
          <table:table-cell table:number-columns-repeated="1023"/>
        </table:table-row>
      </table:table>
      <table:table table:name="AmbulatoryCare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senting complaint/ Issu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ealth promotion (general checkup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yperten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ypercholesterolaem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rial fibril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VD checkup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icoagulation for valvular dis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 p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h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 canc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cute sinusiti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R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sill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arse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KD screening/ classif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KD diagno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KD manag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KD com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be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iac dis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tty liver dis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thyroi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othyroi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n can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 dermat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z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oria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sion headach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gra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ing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 trau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 p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teoarthr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heumatoid Arthr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teoporo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vel medicine/ Vacc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ign body e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laz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phylax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stax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ti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 l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st dis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st cancer scree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ute abdomen</text:p>
          </table:table-cell>
          <table:table-cell table:number-columns-repeated="1023"/>
        </table:table-row>
      </table:table>
      <table:table table:name="Men's health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senting complaint/ Issu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Erectile Dys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tate Can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tructive urinary symp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tat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tate Ca Screening</text:p>
          </table:table-cell>
          <table:table-cell table:number-columns-repeated="1023"/>
        </table:table-row>
      </table:table>
      <table:table table:name="Children's health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senting complaint/ Issu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sthma – chronic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hicken p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 foot and mouth disea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et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z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lvovagin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ppy r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ute otitis me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ryng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nchioli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neumo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ur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ip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ver in a ch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by checks</text:p>
          </table:table-cell>
          <table:table-cell table:number-columns-repeated="1023"/>
        </table:table-row>
      </table:table>
      <table:table table:name="MentalHealth" table:style-name="ta1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Presenting complaint/ Issu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nxie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 natal de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ycho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ting disor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tance use disor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PAD</text:p>
          </table:table-cell>
          <table:table-cell table:number-columns-repeated="1023"/>
        </table:table-row>
      </table:table>
      <table:table table:name="Women's Health" table:style-name="ta1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Presenting complaint/ Issu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ell woman ch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topic pregn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metrio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ce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y contrace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-conception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ert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ard antenatal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 natal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opau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1:21:44.687399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12T21:21:10.925750425</meta:creation-date>
    <meta:generator>LibreOffice/6.0.7.3$Linux_X86_64 LibreOffice_project/00m0$Build-3</meta:generator>
    <dc:date>2019-03-12T22:35:18.597979816</dc:date>
    <dc:creator>Jack O'Shaughnessy</dc:creator>
    <meta:editing-duration>PT54M5S</meta:editing-duration>
    <meta:editing-cycles>13</meta:editing-cycles>
    <meta:document-statistic meta:table-count="6" meta:cell-count="107" meta:object-count="0"/>
  </office:meta>
</office:document-meta>
</file>